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4" style:family="paragraph"/>
    <style:style style:name="P11" style:parent-style-name="ListParagraph" style:list-style-name="LFO4" style:family="paragraph"/>
    <style:style style:name="P12" style:parent-style-name="ListParagraph" style:list-style-name="LFO4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TableColumn23" style:family="table-column">
      <style:table-column-properties style:column-width="1.6229in"/>
    </style:style>
    <style:style style:name="TableColumn24" style:family="table-column">
      <style:table-column-properties style:column-width="1.6229in"/>
    </style:style>
    <style:style style:name="TableColumn25" style:family="table-column">
      <style:table-column-properties style:column-width="1.6236in"/>
    </style:style>
    <style:style style:name="TableColumn26" style:family="table-column">
      <style:table-column-properties style:column-width="1.6236in"/>
    </style:style>
    <style:style style:name="Table22" style:family="table">
      <style:table-properties style:width="6.49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Document Heading<text:s/>1</text:h>
      <text:p text:style-name="Normal">This is a simple test document.</text:p>
      <text:p text:style-name="Normal">Second paragraph with<text:s/><text:span text:style-name="T2">bold</text:span><text:s/>text and<text:s/><text:span text:style-name="T3">italic</text:span><text:s/>text and<text:s/><text:span text:style-name="T4">both</text:span></text:p>
      <text:p text:style-name="Normal">Here’s some<text:s/><text:span text:style-name="T5">underlined text</text:span>.</text:p>
      <text:p text:style-name="Normal">Here we want a longer paragraph that can span a few lines in a document. It should be like 3 or 4 sentences, which is the normal length of a paragraph. We can even include some<text:s/><text:span text:style-name="T6">formatting</text:span><text:s/>for emphasis. It’s getting pretty long now, I think we’re almost done.</text:p>
      <text:h text:style-name="Heading2" text:outline-level="2">First Section Heading</text:h>
      <text:p text:style-name="Normal">Right before this was the equivalent of an “h2” heading. Now we have some more stuff in this section. I think a<text:s/><text:a xlink:href="https://example.com/" office:target-frame-name="_top" xlink:show="replace"><text:span text:style-name="Hyperlink">hyperlink</text:span></text:a><text:s/>would be cool.</text:p>
      <text:p text:style-name="Normal">Now for an unordered list:</text:p>
      <text:list text:style-name="LFO3" text:continue-numbering="true">
        <text:list-item>
          <text:p text:style-name="P7">First item on unordered list</text:p>
        </text:list-item>
        <text:list-item>
          <text:p text:style-name="P8">Second item</text:p>
        </text:list-item>
        <text:list-item>
          <text:p text:style-name="P9">Third</text:p>
        </text:list-item>
      </text:list>
      <text:p text:style-name="Normal">Let’s add some more stuff</text:p>
      <text:h text:style-name="Heading2" text:outline-level="2">Second Section Heading</text:h>
      <text:p text:style-name="Normal">And here’s an ordered list:</text:p>
      <text:list text:style-name="LFO4" text:continue-numbering="true">
        <text:list-item>
          <text:p text:style-name="P10">First item on ordered list</text:p>
        </text:list-item>
        <text:list-item>
          <text:p text:style-name="P11">Second item on ordered list</text:p>
        </text:list-item>
        <text:list-item>
          <text:p text:style-name="P12">Third item on ordered list</text:p>
        </text:list-item>
      </text:list>
      <text:p text:style-name="Normal">And now a multilevel list:</text:p>
      <text:list text:style-name="LFO1" text:continue-numbering="true">
        <text:list-item>
          <text:p text:style-name="P13">First level</text:p>
        </text:list-item>
        <text:list-item>
          <text:p text:style-name="P14">First level 2</text:p>
          <text:list text:continue-numbering="true">
            <text:list-item>
              <text:p text:style-name="P15">Second level 1</text:p>
            </text:list-item>
            <text:list-item>
              <text:p text:style-name="P16">Second level 2</text:p>
            </text:list-item>
          </text:list>
        </text:list-item>
        <text:list-item>
          <text:p text:style-name="P17">First level 3</text:p>
        </text:list-item>
        <text:list-item>
          <text:p text:style-name="P18">First level 4</text:p>
          <text:list text:continue-numbering="true">
            <text:list-item>
              <text:p text:style-name="P19">Second level 3</text:p>
            </text:list-item>
            <text:list-item>
              <text:p text:style-name="P20">Second level 4</text:p>
            </text:list-item>
          </text:list>
        </text:list-item>
        <text:list-item>
          <text:p text:style-name="P21">First level 5</text:p>
        </text:list-item>
      </text:list>
      <text:p text:style-name="Normal"/>
      <text:p text:style-name="Normal">And a simple table with a header: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Header A</text:p>
          </table:table-cell>
          <table:table-cell table:style-name="TableCell30">
            <text:p text:style-name="P31">Header B</text:p>
          </table:table-cell>
          <table:table-cell table:style-name="TableCell32">
            <text:p text:style-name="P33">Header C</text:p>
          </table:table-cell>
          <table:table-cell table:style-name="TableCell34">
            <text:p text:style-name="P35">Header D</text:p>
          </table:table-cell>
        </table:table-row>
        <table:table-row table:style-name="TableRow36">
          <table:table-cell table:style-name="TableCell37">
            <text:p text:style-name="P38">Row 1, Col 1</text:p>
          </table:table-cell>
          <table:table-cell table:style-name="TableCell39">
            <text:p text:style-name="P40">Row 1, Col 2</text:p>
          </table:table-cell>
          <table:table-cell table:style-name="TableCell41">
            <text:p text:style-name="P42">Row 1, Col 3</text:p>
          </table:table-cell>
          <table:table-cell table:style-name="TableCell43">
            <text:p text:style-name="P44">Rol 1, Col 4</text:p>
          </table:table-cell>
        </table:table-row>
        <table:table-row table:style-name="TableRow45">
          <table:table-cell table:style-name="TableCell46">
            <text:p text:style-name="P47">Row 2, Col 1</text:p>
          </table:table-cell>
          <table:table-cell table:style-name="TableCell48">
            <text:p text:style-name="P49">Row 2, Col 2</text:p>
          </table:table-cell>
          <table:table-cell table:style-name="TableCell50">
            <text:p text:style-name="P51">Row 2, Col 3</text:p>
          </table:table-cell>
          <table:table-cell table:style-name="TableCell52">
            <text:p text:style-name="P53">Row 2, Col 4</text:p>
          </table:table-cell>
        </table:table-row>
      </table:table>
      <text:p text:style-name="Normal"/>
      <text:p text:style-name="Normal">We’ll put an inline image:</text:p>
      <text:p text:style-name="Normal"><draw:frame draw:style-name="a0" draw:name="Picture 1" text:anchor-type="as-char" svg:x="0in" svg:y="0in" svg:width="1.02098in" svg:height="0.32296in" style:rel-width="scale" style:rel-height="scale"><draw:image xlink:href="media/image1.png" xlink:type="simple" xlink:show="embed" xlink:actuate="onLoad"/><svg:title/><svg:desc>Some really cool alt text</svg:desc></draw:frame></text:p>
      <text:p text:style-name="Normal">And the en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mas Villani</meta:initial-creator>
    <dc:creator>Thomas Villani</dc:creator>
    <meta:creation-date>2025-09-29T18:25:00Z</meta:creation-date>
    <dc:date>2025-09-29T18:25:00Z</dc:date>
    <meta:template xlink:href="Normal.dotm" xlink:type="simple"/>
    <meta:editing-cycles>2</meta:editing-cycles>
    <meta:editing-duration>PT0S</meta:editing-duration>
    <meta:document-statistic meta:page-count="2" meta:paragraph-count="2" meta:word-count="179" meta:character-count="1198" meta:row-count="8" meta:non-whitespace-character-count="1021"/>
  </office:meta>
</office:document-meta>
</file>